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ven Segment" svg:font-family="'Seven Segment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00" draw:fill-color="#333333" draw:textarea-horizontal-align="justify" draw:textarea-vertical-align="middle" draw:auto-grow-height="false" fo:min-height="6.75cm" fo:min-width="6.5cm" fo:wrap-option="wrap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104cm" fo:min-width="0cm" fo:wrap-option="wrap"/>
    </style:style>
    <style:style style:name="gr3" style:family="graphic" style:parent-style-name="standard">
      <style:graphic-properties draw:fill-color="#333333" draw:textarea-horizontal-align="justify" draw:textarea-vertical-align="middle" draw:auto-grow-height="false" fo:min-height="6.75cm" fo:min-width="6.5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0.3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2.68cm" fo:min-width="2.43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0.396cm" fo:min-width="0.146cm" fo:wrap-option="wrap"/>
    </style:style>
    <style:style style:name="gr7" style:family="graphic" style:parent-style-name="standard">
      <style:graphic-properties draw:fill-color="#a1467e" draw:textarea-horizontal-align="justify" draw:textarea-vertical-align="middle" draw:auto-grow-height="false" fo:min-height="0.104cm" fo:min-width="0cm" fo:wrap-option="wrap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0.316cm" fo:min-width="0.066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0.688cm" fo:min-width="1.148cm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1.263cm" fo:min-width="3.265cm"/>
      <style:paragraph-properties style:writing-mode="lr-tb"/>
    </style:style>
    <style:style style:name="gr11" style:family="graphic" style:parent-style-name="standard">
      <style:graphic-properties svg:stroke-width="0.053cm" svg:stroke-color="#ff0000" draw:marker-start-width="0.279cm" draw:marker-end-width="0.279cm" draw:fill="solid" draw:fill-color="#eeeeee" draw:textarea-horizontal-align="justify" draw:textarea-vertical-align="middle" draw:auto-grow-height="false" fo:min-height="0.19cm" fo:min-width="0cm" fo:padding-top="0.151cm" fo:padding-bottom="0.151cm" fo:padding-left="0.276cm" fo:padding-right="0.276cm" fo:wrap-option="wrap"/>
    </style:style>
    <style:style style:name="gr12" style:family="graphic" style:parent-style-name="standard">
      <style:graphic-properties svg:stroke-width="0.053cm" svg:stroke-color="#ffd428" draw:marker-start-width="0.279cm" draw:marker-end-width="0.279cm" draw:fill="solid" draw:fill-color="#eeeeee" draw:textarea-horizontal-align="justify" draw:textarea-vertical-align="middle" draw:auto-grow-height="false" fo:min-height="0.138cm" fo:min-width="0cm" fo:padding-top="0.151cm" fo:padding-bottom="0.151cm" fo:padding-left="0.276cm" fo:padding-right="0.276cm" fo:wrap-option="wrap"/>
    </style:style>
    <style:style style:name="gr13" style:family="graphic" style:parent-style-name="standard">
      <style:graphic-properties svg:stroke-width="0.053cm" svg:stroke-color="#3faf46" draw:marker-start-width="0.279cm" draw:marker-end-width="0.279cm" draw:fill="solid" draw:fill-color="#eeeeee" draw:textarea-horizontal-align="justify" draw:textarea-vertical-align="middle" draw:auto-grow-height="false" fo:min-height="0.138cm" fo:min-width="0cm" fo:padding-top="0.151cm" fo:padding-bottom="0.151cm" fo:padding-left="0.276cm" fo:padding-right="0.276cm" fo:wrap-option="wrap"/>
    </style:style>
    <style:style style:name="gr14" style:family="graphic" style:parent-style-name="standard">
      <style:graphic-properties svg:stroke-width="0.053cm" svg:stroke-color="#2a6099" draw:marker-start-width="0.279cm" draw:marker-end-width="0.279cm" draw:fill="solid" draw:fill-color="#eeeeee" draw:textarea-horizontal-align="justify" draw:textarea-vertical-align="middle" draw:auto-grow-height="false" fo:min-height="0.138cm" fo:min-width="0cm" fo:padding-top="0.151cm" fo:padding-bottom="0.151cm" fo:padding-left="0.276cm" fo:padding-right="0.276cm" fo:wrap-option="wrap"/>
    </style:style>
    <style:style style:name="gr15" style:family="graphic" style:parent-style-name="standard">
      <style:graphic-properties draw:fill-color="#2a6099" draw:textarea-horizontal-align="justify" draw:textarea-vertical-align="middle" draw:auto-grow-height="false" fo:min-height="0.316cm" fo:min-width="0.066cm" fo:wrap-option="wrap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316cm" fo:min-width="0.066cm" fo:wrap-option="wrap"/>
    </style:style>
    <style:style style:name="gr17" style:family="graphic" style:parent-style-name="standard">
      <style:graphic-properties svg:stroke-color="#1c1c1c" draw:fill-color="#1c1c1c" draw:textarea-horizontal-align="justify" draw:textarea-vertical-align="middle" draw:auto-grow-height="false" fo:min-height="0.884cm" fo:min-width="2.312cm"/>
      <style:paragraph-properties style:writing-mode="lr-tb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 fo:min-height="0.104cm" fo:min-width="0cm" fo:wrap-option="wrap" draw:shadow="hidden"/>
    </style:style>
    <style:style style:name="gr19" style:family="graphic" style:parent-style-name="standard">
      <style:graphic-properties draw:fill-color="#b2b2b2" draw:textarea-horizontal-align="justify" draw:textarea-vertical-align="middle" draw:auto-grow-height="false" fo:min-height="0.929cm" fo:min-width="0.976cm"/>
    </style:style>
    <style:style style:name="gr20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929cm" fo:min-width="0.976cm" draw:shadow="hidden"/>
      <style:paragraph-properties style:writing-mode="lr-tb"/>
    </style:style>
    <style:style style:name="gr21" style:family="graphic" style:parent-style-name="standard">
      <style:graphic-properties draw:fill-color="#ffff00" draw:textarea-horizontal-align="justify" draw:textarea-vertical-align="middle" draw:auto-grow-height="false" fo:min-height="0.316cm" fo:min-width="0.066cm" fo:wrap-option="wrap" draw:shadow="hidden"/>
    </style:style>
    <style:style style:name="gr22" style:family="graphic" style:parent-style-name="standard">
      <style:graphic-properties svg:stroke-color="#000000" draw:fill-color="#ffff00" draw:textarea-horizontal-align="justify" draw:textarea-vertical-align="middle" draw:auto-grow-height="false" fo:min-height="0.316cm" fo:min-width="0.066cm" fo:wrap-option="wrap" draw:shadow="hidden"/>
    </style:style>
    <style:style style:name="gr23" style:family="graphic" style:parent-style-name="standard">
      <style:graphic-properties svg:stroke-color="#1c1c1c" draw:fill-color="#1c1c1c" draw:textarea-horizontal-align="justify" draw:textarea-vertical-align="middle" draw:auto-grow-height="false" fo:min-height="0.884cm" fo:min-width="2.312cm"/>
    </style:style>
    <style:style style:name="gr24" style:family="graphic" style:parent-style-name="standard">
      <style:graphic-properties draw:stroke="none" svg:stroke-color="#1c1c1c" draw:fill="solid" draw:fill-color="#ffffff" draw:textarea-horizontal-align="justify" draw:textarea-vertical-align="middle" draw:auto-grow-height="false" fo:min-height="0.884cm" fo:min-width="2.312cm" draw:shadow="hidden"/>
      <style:paragraph-properties style:writing-mode="lr-tb"/>
    </style:style>
    <style:style style:name="gr25" style:family="graphic" style:parent-style-name="standard">
      <style:graphic-properties draw:fill-color="#ffff00" draw:textarea-horizontal-align="justify" draw:textarea-vertical-align="middle" draw:auto-grow-height="false" fo:min-height="0cm" fo:min-width="0cm" fo:wrap-option="wrap"/>
    </style:style>
    <style:style style:name="gr26" style:family="graphic" style:parent-style-name="standard">
      <style:graphic-properties draw:fill-color="#ff0000" draw:textarea-horizontal-align="justify" draw:textarea-vertical-align="middle" draw:auto-grow-height="false" fo:min-height="0cm" fo:min-width="0cm" fo:wrap-option="wrap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wrap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a1467e"/>
      <style:paragraph-properties fo:text-align="center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style:paragraph-properties fo:text-align="center" style:writing-mode="lr-tb"/>
      <style:text-properties fo:color="#ff0000" loext:opacity="100%" style:font-name="Seven Segment" fo:font-size="40pt" style:font-size-asian="40pt" style:font-size-complex="40pt"/>
    </style:style>
    <style:style style:name="P8" style:family="paragraph">
      <loext:graphic-properties draw:fill-color="#b2b2b2"/>
      <style:paragraph-properties fo:text-align="center" style:writing-mode="lr-tb"/>
      <style:text-properties fo:color="#ff0000" loext:opacity="100%" style:font-name="Seven Segment" fo:font-size="40pt" style:font-size-asian="40pt" style:font-size-complex="40pt"/>
    </style:style>
    <style:style style:name="P9" style:family="paragraph">
      <loext:graphic-properties draw:fill="solid" draw:fill-color="#eeeeee"/>
      <style:paragraph-properties fo:text-align="center"/>
    </style:style>
    <style:style style:name="P10" style:family="paragraph">
      <loext:graphic-properties draw:fill-color="#2a6099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1c1c1c"/>
      <style:paragraph-properties fo:text-align="center" style:writing-mode="lr-tb"/>
    </style:style>
    <style:style style:name="P14" style:family="paragraph">
      <loext:graphic-properties draw:fill-color="#b2b2b2"/>
      <style:paragraph-properties fo:text-align="center" style:writing-mode="lr-tb"/>
      <style:text-properties fo:color="#ff0000" loext:opacity="100%" style:font-name="Seven Segment" fo:font-size="28pt" style:font-size-asian="40pt" style:font-size-complex="40pt"/>
    </style:style>
    <style:style style:name="P15" style:family="paragraph">
      <loext:graphic-properties draw:fill="solid" draw:fill-color="#ff0000"/>
      <style:paragraph-properties fo:text-align="center" style:writing-mode="lr-tb"/>
      <style:text-properties fo:color="#ff0000" loext:opacity="100%" style:font-name="Seven Segment" fo:font-size="28pt" style:font-size-asian="40pt" style:font-size-complex="40pt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loext:graphic-properties draw:fill-color="#1c1c1c"/>
      <style:paragraph-properties fo:text-align="center" style:writing-mode="lr-tb"/>
      <style:text-properties fo:font-size="9pt" style:font-size-asian="9pt" style:font-size-complex="9pt"/>
    </style:style>
    <style:style style:name="P18" style:family="paragraph">
      <loext:graphic-properties draw:fill="solid" draw:fill-color="#ffffff"/>
      <style:paragraph-properties fo:text-align="center" style:writing-mode="lr-tb"/>
      <style:text-properties fo:font-size="9pt" style:font-size-asian="9pt" style:font-size-complex="9pt"/>
    </style:style>
    <style:style style:name="P19" style:family="paragraph">
      <loext:graphic-properties draw:fill-color="#ffffff"/>
      <style:paragraph-properties fo:text-align="center"/>
    </style:style>
    <style:style style:name="T1" style:family="text">
      <style:text-properties fo:color="#ff0000" loext:opacity="100%" style:font-name="Seven Segment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cm" svg:height="7cm" svg:x="1.475cm" svg:y="1.4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345cm" svg:y="1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cm" svg:height="7cm" svg:x="10.827cm" svg:y="1.3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6.697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cm" svg:height="3cm" svg:x="4.592cm" svg:y="3.45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93cm" svg:height="2.93cm" svg:x="12.929cm" svg:y="2.7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12cm" svg:height="0.912cm" svg:x="13.905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cm" svg:height="7cm" svg:x="1.433cm" svg:y="8.9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318cm" svg:y="9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cm" svg:height="0.5cm" svg:x="2.478cm" svg:y="1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8cm" svg:height="0.8cm" svg:x="4.55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648cm" svg:height="0.938cm" svg:x="3.628cm" svg:y="12.2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765cm" svg:height="1.513cm" svg:x="3.014cm" svg:y="10.159cm">
          <text:p text:style-name="P7"><text:span text:style-name="T1">353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7cm" svg:x="10.67cm" svg:y="8.8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6.737cm" svg:y="9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62cm" svg:height="0.62cm" svg:x="12.8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2cm" svg:height="0.62cm" svg:x="14.8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62cm" svg:height="0.62cm" svg:x="13.8cm" svg:y="13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62cm" svg:height="0.62cm" svg:x="13.8cm" svg:y="11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cm" svg:height="7cm" svg:x="1.448cm" svg:y="16.6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515cm" svg:y="17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8cm" svg:height="0.8cm" svg:x="4.43cm" svg:y="21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8cm" svg:height="0.8cm" svg:x="3.463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8cm" svg:height="0.8cm" svg:x="5.20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2.812cm" svg:height="1.134cm" svg:x="3.417cm" svg:y="18.522cm">
          <text:p text:style-name="P12">kjmog</text:p>
          <draw:enhanced-geometry svg:viewBox="0 0 21600 21600" draw:type="rectangle" draw:enhanced-path="M 0 0 L 21600 0 21600 21600 0 21600 0 0 Z N"/>
        </draw:custom-shape>
        <draw:g>
          <draw:path draw:style-name="gr3" draw:text-style-name="P1" draw:layer="layout" svg:width="6.999cm" svg:height="6.999cm" svg:x="10.655cm" svg:y="16.643cm" svg:viewBox="0 0 7000 7000" svg:d="M0 7000c0-2333 0-4667 0-7000 2333 0 4667 0 7000 0 0 2333 0 4667 0 7000-2333 0-4667 0-7000 0z">
            <text:p/>
          </draw:path>
          <draw:path draw:style-name="gr18" draw:text-style-name="P2" draw:layer="layout" svg:width="0.5cm" svg:height="0.5cm" svg:x="16.722cm" svg:y="17.345cm" svg:viewBox="0 0 501 501" svg:d="M501 251c0 43-12 87-34 125s-53 69-91 91-82 34-125 34c-44 0-88-12-126-34s-69-53-91-91-34-82-34-125c0-44 12-88 34-126s53-69 91-91 82-34 126-34c43 0 87 12 125 34s69 53 91 91 34 82 34 126z">
            <text:p/>
          </draw:path>
          <draw:g>
            <draw:path draw:style-name="gr19" draw:text-style-name="P14" draw:layer="layout" svg:width="1.475cm" svg:height="1.178cm" svg:x="13.416cm" svg:y="17.189cm" svg:viewBox="0 0 1476 1179" svg:d="M0 1179c0-393 0-786 0-1179 492 0 984 0 1476 0 0 393 0 786 0 1179-492 0-984 0-1476 0z">
              <text:p/>
            </draw:path>
            <draw:path draw:style-name="gr20" draw:text-style-name="P15" draw:layer="layout" svg:width="0.329cm" svg:height="0.69cm" svg:x="13.741cm" svg:y="17.426cm" svg:viewBox="0 0 330 691" svg:d="M0 660c10-11 21-21 31-32 74 0 147 0 220 0 11 11 21 21 32 32-11 10-21 21-32 31-73 0-146 0-220 0-10-10-21-21-31-31zM0 346c10-11 21-21 31-32 74 0 147 0 220 0 11 11 21 21 32 32-11 10-21 21-32 31-73 0-146 0-220 0-10-10-21-21-31-31zM0 32c10-11 21-21 31-32 74 0 147 0 220 0 11 11 21 21 32 32-11 10-21 21-32 31-73 0-146 0-220 0-10-10-21-21-31-31zM267 613c0-74 0-147 0-220 11-11 21-21 32-31 10 10 21 20 31 31 0 73 0 146 0 220-10 10-21 20-31 31-11-11-21-21-32-31zM267 298c0-73 0-146 0-219 11-11 21-21 32-31 10 10 21 20 31 31 0 73 0 146 0 219-10 11-21 21-31 32-11-11-21-21-32-32z">
              <text:p/>
            </draw:path>
            <draw:path draw:style-name="gr20" draw:text-style-name="P15" draw:layer="layout" svg:width="0.377cm" svg:height="0.69cm" svg:x="14.19cm" svg:y="17.426cm" svg:viewBox="0 0 378 691" svg:d="M0 298c0-73 0-146 0-219 11-11 21-21 32-31 10 10 21 20 31 31 0 73 0 146 0 219-10 11-21 21-31 32-11-11-21-21-32-32zM48 660c10-11 20-21 31-32 73 0 147 0 220 0 11 11 21 21 32 32-11 10-21 21-32 31-73 0-147 0-220 0-11-10-21-21-31-31zM48 346c10-11 20-21 31-32 73 0 147 0 220 0 11 11 21 21 32 32-11 10-21 21-32 31-73 0-147 0-220 0-11-10-21-21-31-31zM48 32c10-11 20-21 31-32 73 0 147 0 220 0 11 11 21 21 32 32-11 10-21 21-32 31-73 0-147 0-220 0-11-10-21-21-31-31zM315 613c0-74 0-147 0-220 11-11 21-21 32-31 10 10 21 20 31 31 0 73 0 146 0 220-10 10-21 20-31 31-11-11-21-21-32-31z">
              <text:p/>
            </draw:path>
          </draw:g>
          <draw:path draw:style-name="gr21" draw:text-style-name="P16" draw:layer="layout" svg:width="0.8cm" svg:height="0.8cm" svg:x="12.821cm" svg:y="20.804cm" svg:viewBox="0 0 801 801" svg:d="M801 401c0 70-19 139-54 200s-85 111-146 146-130 54-200 54c-71 0-140-19-201-54s-111-85-146-146-54-130-54-200c0-71 19-140 54-201s85-111 146-146 130-54 201-54c70 0 139 19 200 54s111 85 146 146 54 130 54 201z">
            <text:p/>
          </draw:path>
          <draw:path draw:style-name="gr22" draw:text-style-name="P16" draw:layer="layout" svg:width="0.8cm" svg:height="0.8cm" svg:x="14.56cm" svg:y="20.804cm" svg:viewBox="0 0 801 801" svg:d="M801 401c0 70-19 139-54 200s-85 111-146 146-130 54-200 54c-71 0-140-19-201-54s-111-85-146-146-54-130-54-200c0-71 19-140 54-201s85-111 146-146 130-54 201-54c70 0 139 19 200 54s111 85 146 146 54 130 54 201z">
            <text:p/>
          </draw:path>
          <draw:g>
            <draw:path draw:style-name="gr23" draw:text-style-name="P17" draw:layer="layout" svg:width="2.811cm" svg:height="1.133cm" svg:x="12.775cm" svg:y="19.226cm" svg:viewBox="0 0 2812 1134" svg:d="M0 1134c0-378 0-756 0-1134 937 0 1875 0 2812 0 0 378 0 756 0 1134-937 0-1875 0-2812 0z">
              <text:p/>
            </draw:path>
            <draw:path draw:style-name="gr24" draw:text-style-name="P18" draw:layer="layout" svg:width="0.206cm" svg:height="0.224cm" svg:x="13.218cm" svg:y="19.503cm" svg:viewBox="0 0 207 225" svg:d="M0 112c0-36 10-63 29-83 19-19 45-29 80-29 24 0 44 4 59 12s26 22 35 40l-29 8c-6-13-15-22-25-27-11-6-25-9-41-9-25 0-45 8-58 23s-20 37-20 64c0 28 7 50 21 66 15 16 34 24 59 24 14 0 28-2 40-7 12-4 22-10 30-17v-40h-65v-25h92v76c-11 12-25 21-42 27-17 7-35 10-55 10-23 0-42-5-59-14s-29-22-38-39-13-37-13-60z">
              <text:p/>
            </draw:path>
            <draw:path draw:style-name="gr24" draw:text-style-name="P18" draw:layer="layout" svg:width="0.162cm" svg:height="0.173cm" svg:x="13.462cm" svg:y="19.554cm" svg:viewBox="0 0 163 174" svg:d="M51 174c-17 0-30-4-38-13-9-9-13-21-13-37 0-17 6-30 17-40 12-9 30-14 56-14l37-1v-9c0-14-3-24-8-30-6-6-15-9-28-9-12 0-21 2-27 6-6 5-9 12-10 21l-30-3c5-30 28-45 68-45 21 0 37 5 48 15 10 9 16 23 16 42v72c0 8 1 15 3 19s6 6 12 6c3 0 6 0 9-1v17c-7 2-14 3-21 3-10 0-18-3-23-8-4-6-7-14-8-26h-1c-7 13-15 22-25 27-9 5-21 8-34 8zM57 153c10 0 20-2 28-7 8-4 14-11 18-19 5-8 7-16 7-24v-14l-30 1c-13 0-23 1-30 4-7 2-12 6-16 11-3 5-5 12-5 20 0 9 2 16 7 21s12 7 21 7z">
              <text:p/>
            </draw:path>
            <draw:path draw:style-name="gr24" draw:text-style-name="P18" draw:layer="layout" svg:width="0.138cm" svg:height="0.173cm" svg:x="13.634cm" svg:y="19.554cm" svg:viewBox="0 0 139 174" svg:d="M139 124c0 16-6 28-18 37s-29 13-50 13-38-3-49-10-19-18-22-33l25-4c2 9 7 15 14 20 8 4 18 6 32 6s24-2 31-7c6-4 10-11 10-19 0-7-3-12-7-17-5-4-12-7-22-10l-20-5c-16-4-28-8-35-12-6-4-12-9-16-15-3-6-5-13-5-21 0-15 5-27 16-35s27-12 48-12c18 0 33 3 44 10 11 6 18 17 21 31l-25 3c-2-7-6-13-13-17s-16-6-27-6c-13 0-22 2-28 6s-9 9-9 17c0 5 1 9 4 12 2 3 6 6 11 8 4 2 15 5 30 9s26 7 32 10c7 4 12 7 16 11s6 8 9 13c2 5 3 11 3 17z">
              <text:p/>
            </draw:path>
            <draw:path draw:style-name="gr24" draw:text-style-name="P18" draw:layer="layout" svg:width="0.162cm" svg:height="0.173cm" svg:x="13.889cm" svg:y="19.554cm" svg:viewBox="0 0 163 174" svg:d="M51 174c-17 0-30-4-38-13-9-9-13-21-13-37 0-17 6-30 17-40 12-9 30-14 56-14l37-1v-9c0-14-3-24-8-30-6-6-15-9-28-9-12 0-21 2-27 6-6 5-9 12-10 21l-30-3c5-30 28-45 68-45 21 0 37 5 48 15 10 9 16 23 16 42v72c0 8 1 15 3 19s6 6 12 6c3 0 6 0 9-1v17c-7 2-14 3-21 3-10 0-18-3-23-8-4-6-7-14-8-26h-1c-7 13-15 22-25 27-9 5-21 8-34 8zM57 153c10 0 20-2 28-7 8-4 14-11 18-19 5-8 7-16 7-24v-14l-30 1c-13 0-23 1-30 4-7 2-12 6-16 11-3 5-5 12-5 20 0 9 2 16 7 21s12 7 21 7z">
              <text:p/>
            </draw:path>
            <draw:path draw:style-name="gr24" draw:text-style-name="P18" draw:layer="layout" svg:width="0.142cm" svg:height="0.232cm" svg:x="14.074cm" svg:y="19.495cm" svg:viewBox="0 0 143 233" svg:d="M143 145c0 59-20 88-62 88-12 0-23-2-32-7-8-4-15-12-20-22 0 3-1 8-1 15 0 6-1 10-1 11h-27c1-6 1-17 1-35v-195h28v65c0 7 0 15-1 24h1c5-11 12-18 20-23 9-5 20-7 32-7 22 0 37 7 47 21 10 15 15 36 15 65zM114 146c0-23-3-40-10-50-6-10-16-15-30-15-16 0-27 5-34 16-8 11-11 28-11 51 0 22 3 38 10 48 8 11 19 16 35 16 14 0 24-5 30-15 7-11 10-28 10-51z">
              <text:p/>
            </draw:path>
            <draw:path draw:style-name="gr24" draw:text-style-name="P18" draw:layer="layout" svg:width="0.027cm" svg:height="0.229cm" svg:x="14.253cm" svg:y="19.495cm" svg:viewBox="0 0 28 230" svg:d="M0 230c0-77 0-153 0-230 9 0 19 0 28 0 0 77 0 153 0 230-9 0-19 0-28 0z">
              <text:p/>
            </draw:path>
            <draw:path draw:style-name="gr24" draw:text-style-name="P18" draw:layer="layout" svg:width="0.162cm" svg:height="0.173cm" svg:x="14.317cm" svg:y="19.554cm" svg:viewBox="0 0 163 174" svg:d="M51 174c-17 0-30-4-38-13-9-9-13-21-13-37 0-17 6-30 17-40 12-9 30-14 56-14l37-1v-9c0-14-3-24-8-30-6-6-15-9-28-9-12 0-21 2-27 6-6 5-9 12-10 21l-30-3c5-30 28-45 68-45 21 0 37 5 48 15 10 9 16 23 16 42v72c0 8 1 15 3 19s6 6 12 6c3 0 6 0 9-1v17c-7 2-14 3-21 3-10 0-18-3-23-8-4-6-7-14-8-26h-1c-7 13-15 22-25 27-9 5-21 8-34 8zM57 153c10 0 20-2 28-7 8-4 14-11 18-19 5-8 7-16 7-24v-14l-30 1c-13 0-23 1-30 4-7 2-12 6-16 11-3 5-5 12-5 20 0 9 2 16 7 21s12 7 21 7z">
              <text:p/>
            </draw:path>
            <draw:path draw:style-name="gr24" draw:text-style-name="P18" draw:layer="layout" svg:width="0.138cm" svg:height="0.173cm" svg:x="14.489cm" svg:y="19.554cm" svg:viewBox="0 0 139 174" svg:d="M139 124c0 16-6 28-18 37s-29 13-50 13-38-3-49-10-19-18-22-33l25-4c2 9 7 15 14 20 8 4 18 6 32 6s24-2 31-7c6-4 10-11 10-19 0-7-3-12-7-17-5-4-12-7-22-10l-20-5c-16-4-28-8-35-12-6-4-12-9-16-15-3-6-5-13-5-21 0-15 5-27 16-35s27-12 48-12c18 0 33 3 44 10 11 6 18 17 21 31l-25 3c-2-7-6-13-13-17s-16-6-27-6c-13 0-22 2-28 6s-9 9-9 17c0 5 1 9 4 12 2 3 6 6 11 8 4 2 15 5 30 9s26 7 32 10c7 4 12 7 16 11s6 8 9 13c2 5 3 11 3 17z">
              <text:p/>
            </draw:path>
            <draw:path draw:style-name="gr24" draw:text-style-name="P18" draw:layer="layout" svg:width="0.138cm" svg:height="0.173cm" svg:x="14.65cm" svg:y="19.554cm" svg:viewBox="0 0 139 174" svg:d="M139 124c0 16-6 28-18 37s-29 13-50 13-38-3-49-10-19-18-22-33l25-4c2 9 7 15 14 20 8 4 18 6 32 6s24-2 31-7c6-4 10-11 10-19 0-7-3-12-7-17-5-4-12-7-22-10l-20-5c-16-4-28-8-35-12-6-4-12-9-16-15-3-6-5-13-5-21 0-15 5-27 16-35s27-12 48-12c18 0 33 3 44 10 11 6 18 17 21 31l-25 3c-2-7-6-13-13-17s-16-6-27-6c-13 0-22 2-28 6s-9 9-9 17c0 5 1 9 4 12 2 3 6 6 11 8 4 2 15 5 30 9s26 7 32 10c7 4 12 7 16 11s6 8 9 13c2 5 3 11 3 17z">
              <text:p/>
            </draw:path>
            <draw:path draw:style-name="gr24" draw:text-style-name="P18" draw:layer="layout" svg:width="0.148cm" svg:height="0.173cm" svg:x="14.816cm" svg:y="19.554cm" svg:viewBox="0 0 149 174" svg:d="M29 92c0 20 4 35 12 45 8 11 20 16 35 16 12 0 22-2 29-7 8-5 13-11 15-19l25 7c-10 27-33 40-69 40-25 0-43-7-56-22s-20-37-20-66c0-28 7-49 20-64s31-22 55-22c50 0 74 29 74 88v4zM120 71c-1-17-6-30-13-38-8-8-18-12-32-12s-25 4-33 13c-7 9-12 21-12 37z">
              <text:p/>
            </draw:path>
            <draw:path draw:style-name="gr24" draw:text-style-name="P18" draw:layer="layout" svg:width="0.134cm" svg:height="0.17cm" svg:x="15.002cm" svg:y="19.554cm" svg:viewBox="0 0 135 171" svg:d="M107 171v-106c0-11-1-20-3-26s-6-10-11-13c-4-3-11-4-21-4-13 0-24 5-31 14-8 9-12 22-12 38v97h-28v-132c0-20 0-32-1-36h26c0 1 1 2 1 4s0 5 0 8 0 9 1 17c7-12 14-20 22-25 9-5 19-7 32-7 18 0 32 5 40 14 9 9 13 24 13 45v112z">
              <text:p/>
            </draw:path>
            <draw:path draw:style-name="gr24" draw:text-style-name="P18" draw:layer="layout" svg:width="0.129cm" svg:height="0.221cm" svg:x="13.11cm" svg:y="19.862cm" svg:viewBox="0 0 130 222" svg:d="M66 222c-37 0-59-19-66-57l29-5c2 12 6 21 13 28 6 7 14 10 24 10 11 0 19-4 26-11 6-8 9-18 9-33v-130h-42v-24h71v154c0 21-5 38-17 50-11 12-27 18-47 18z">
              <text:p/>
            </draw:path>
            <draw:path draw:style-name="gr24" draw:text-style-name="P18" draw:layer="layout" svg:width="0.162cm" svg:height="0.173cm" svg:x="13.28cm" svg:y="19.91cm" svg:viewBox="0 0 163 174" svg:d="M51 174c-17 0-30-4-38-13-9-9-13-21-13-37 0-17 6-30 17-40 12-9 30-14 56-14l37-1v-9c0-14-3-24-8-30-6-6-15-9-28-9-12 0-21 2-27 6-6 5-9 12-10 21l-30-3c5-30 28-45 68-45 21 0 37 5 48 15 10 9 16 23 16 42v72c0 8 1 15 3 19s6 6 12 6c3 0 6 0 9-1v17c-7 2-14 3-21 3-10 0-18-3-23-8-4-6-7-14-8-26h-1c-7 13-15 22-25 27-9 5-21 8-34 8zM57 153c10 0 20-2 28-7 8-4 14-11 18-19 5-8 7-16 7-24v-14l-30 1c-13 0-23 1-30 4-7 2-12 6-16 11-3 5-5 12-5 20 0 9 2 16 7 21s12 7 21 7z">
              <text:p/>
            </draw:path>
            <draw:path draw:style-name="gr24" draw:text-style-name="P18" draw:layer="layout" svg:width="0.177cm" svg:height="0.218cm" svg:x="14.626cm" svg:y="19.862cm" svg:viewBox="0 0 178 219" svg:d="M142 219l-117-187 1 16v26 145h-26v-219h34l119 188c-1-21-2-35-2-44v-144h27v219z">
              <text:p/>
            </draw:path>
            <draw:path draw:style-name="gr24" draw:text-style-name="P18" draw:layer="layout" svg:width="0.148cm" svg:height="0.173cm" svg:x="14.842cm" svg:y="19.91cm" svg:viewBox="0 0 149 174" svg:d="M29 92c0 20 4 35 12 45 8 11 20 16 35 16 12 0 22-2 29-7 8-5 13-11 15-19l25 7c-10 27-33 40-69 40-25 0-43-7-56-22s-20-37-20-66c0-28 7-49 20-64s31-22 55-22c50 0 74 29 74 88v4zM120 71c-1-17-6-30-13-38-8-8-18-12-32-12s-25 4-33 13c-7 9-12 21-12 37z">
              <text:p/>
            </draw:path>
            <draw:path draw:style-name="gr24" draw:text-style-name="P18" draw:layer="layout" svg:width="0.027cm" svg:height="0.229cm" svg:x="15.028cm" svg:y="19.851cm" svg:viewBox="0 0 28 230" svg:d="M0 27c0-9 0-18 0-27 9 0 19 0 28 0 0 9 0 18 0 27-9 0-19 0-28 0zM0 230c0-56 0-112 0-168 9 0 19 0 28 0 0 56 0 112 0 168-9 0-19 0-28 0z">
              <text:p/>
            </draw:path>
            <draw:path draw:style-name="gr24" draw:text-style-name="P18" draw:layer="layout" svg:width="0.134cm" svg:height="0.17cm" svg:x="15.1cm" svg:y="19.91cm" svg:viewBox="0 0 135 171" svg:d="M107 171v-106c0-11-1-20-3-26s-6-10-11-13c-4-3-11-4-21-4-13 0-24 5-31 14-8 9-12 22-12 38v97h-28v-132c0-20 0-32-1-36h26c0 1 1 2 1 4s0 5 0 8 0 9 1 17c7-12 14-20 22-25 9-5 19-7 32-7 18 0 32 5 40 14 9 9 13 24 13 45v112z">
              <text:p/>
            </draw:path>
          </draw:g>
        </draw:g>
        <draw:custom-shape draw:style-name="gr25" draw:text-style-name="P16" draw:layer="layout" svg:width="0.2cm" svg:height="0.2cm" svg:x="13.611cm" svg:y="4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0.2cm" svg:height="0.2cm" svg:x="13.934cm" svg:y="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0.2cm" svg:height="0.2cm" svg:x="14.966cm" svg:y="3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2cm" svg:height="0.2cm" svg:x="14.459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ven Segment" svg:font-family="'Seven Segment'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02T15:00:23.304000000</meta:creation-date>
    <dc:date>2025-05-04T19:46:10.215000000</dc:date>
    <meta:editing-duration>PT11M29S</meta:editing-duration>
    <meta:editing-cycles>5</meta:editing-cycles>
    <meta:generator>LibreOffice/7.3.2.2$Windows_X86_64 LibreOffice_project/49f2b1bff42cfccbd8f788c8dc32c1c309559be0</meta:generator>
    <meta:document-statistic meta:object-count="57"/>
  </office:meta>
</office:document-meta>
</file>